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8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8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9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9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0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0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109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1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3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18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19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20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1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2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4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5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6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7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28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2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3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3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3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4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4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48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49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5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2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3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58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59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1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62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63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64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65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66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6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68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69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7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7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7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7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7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7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7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7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8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8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8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85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86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87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88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89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0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191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9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9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9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95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196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197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198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199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00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27"/>
          <table:table-cell table:style-name="ce25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-2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